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ϕ</mi>
        <mi>D</mi>
      </msub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frac>
        <mn>1</mn>
        <mrow>
          <mn>4</mn>
          <mi mathvariant="normal">π</mi>
          <msub>
            <mi mathvariant="normal">ε</mi>
            <mn>0</mn>
          </msub>
        </mrow>
      </mfrac>
      <mspace width="0.5em"/>
      <mfrac>
        <mrow>
          <mstyle mathvariant="bold">
            <mi>r</mi>
          </mstyle>
          <mrow>
            <mspace width="0.5em"/>
            <mo stretchy="false">⋅</mo>
            <mspace width="0.5em"/>
          </mrow>
          <mstyle mathvariant="bold">
            <mi>p</mi>
          </mstyle>
        </mrow>
        <msup>
          <mi>r</mi>
          <mn>3</mn>
        </msup>
      </mfrac>
    </mrow>
    <annotation encoding="StarMath 5.0">%iphi _D ( bold r ) `=` 1 over { 4 %pi %varepsilon _0 } ` {bold r `cdot` bold p} over {r^3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1:19:10.081000000</meta:creation-date>
    <meta:generator>LibreOffice/4.2.4.2$Windows_x86 LibreOffice_project/63150712c6d317d27ce2db16eb94c2f3d7b699f8</meta:generator>
  </office:meta>
</office:document-meta>
</file>